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ee82" officeooo:paragraph-rsid="0006ee82"/>
    </style:style>
    <style:style style:name="P2"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3" style:family="paragraph" style:parent-style-name="Standard">
      <style:paragraph-properties fo:margin-left="0in" fo:margin-right="0in" fo:text-indent="0in" style:auto-text-indent="false"/>
      <style:text-properties officeooo:rsid="0008c0e9" officeooo:paragraph-rsid="0008c0e9"/>
    </style:style>
    <style:style style:name="P4" style:family="paragraph" style:parent-style-name="Standard">
      <style:text-properties officeooo:rsid="000b5535" officeooo:paragraph-rsid="001151ee"/>
    </style:style>
    <style:style style:name="P5" style:family="paragraph" style:parent-style-name="Standard">
      <style:text-properties officeooo:rsid="000bb0d1" officeooo:paragraph-rsid="000bb0d1"/>
    </style:style>
    <style:style style:name="P6" style:family="paragraph" style:parent-style-name="Standard">
      <style:text-properties officeooo:rsid="000d453d" officeooo:paragraph-rsid="000d453d"/>
    </style:style>
    <style:style style:name="P7" style:family="paragraph" style:parent-style-name="Standard">
      <style:text-properties officeooo:rsid="000dff5e" officeooo:paragraph-rsid="000dff5e"/>
    </style:style>
    <style:style style:name="P8" style:family="paragraph" style:parent-style-name="Standard">
      <style:text-properties officeooo:rsid="000f8388" officeooo:paragraph-rsid="000f8388"/>
    </style:style>
    <style:style style:name="P9" style:family="paragraph" style:parent-style-name="Standard">
      <style:paragraph-properties style:writing-mode="lr-tb"/>
      <style:text-properties officeooo:rsid="000f8388" officeooo:paragraph-rsid="00204b66"/>
    </style:style>
    <style:style style:name="P10" style:family="paragraph" style:parent-style-name="Standard">
      <style:text-properties officeooo:rsid="001e42ba" officeooo:paragraph-rsid="001e42ba"/>
    </style:style>
    <style:style style:name="P11" style:family="paragraph" style:parent-style-name="Standard">
      <style:text-properties fo:color="#c9211e" loext:opacity="100%" officeooo:rsid="000f8388" officeooo:paragraph-rsid="000f8388"/>
    </style:style>
    <style:style style:name="T1" style:family="text">
      <style:text-properties style:text-underline-style="solid" style:text-underline-width="auto" style:text-underline-color="font-color"/>
    </style:style>
    <style:style style:name="T2" style:family="text">
      <style:text-properties officeooo:rsid="000988b7"/>
    </style:style>
    <style:style style:name="T3" style:family="text">
      <style:text-properties officeooo:rsid="000b5535"/>
    </style:style>
    <style:style style:name="T4" style:family="text">
      <style:text-properties officeooo:rsid="001151ee"/>
    </style:style>
    <style:style style:name="T5" style:family="text">
      <style:text-properties officeooo:rsid="0012dc6a"/>
    </style:style>
    <style:style style:name="T6" style:family="text">
      <style:text-properties officeooo:rsid="00131de8"/>
    </style:style>
    <style:style style:name="T7" style:family="text">
      <style:text-properties officeooo:rsid="001438f7"/>
    </style:style>
    <style:style style:name="T8" style:family="text">
      <style:text-properties officeooo:rsid="0014978c"/>
    </style:style>
    <style:style style:name="T9" style:family="text">
      <style:text-properties fo:color="#c9211e" loext:opacity="100%"/>
    </style:style>
    <style:style style:name="T10" style:family="text">
      <style:text-properties officeooo:rsid="0019f91a"/>
    </style:style>
    <style:style style:name="T11" style:family="text">
      <style:text-properties officeooo:rsid="001e14d8"/>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204b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1. How would you define Machine Learning?</text:p>
      <text:p text:style-name="P3">Ans: Machine Learning is a technique <text:s/>of utilizing algorithms with some given parameters /<text:span text:style-name="T2">data </text:span>through which the algorithms learns (predicts the patterns) and uses this knowledge for future prediction.</text:p>
      <text:p text:style-name="Standard">2. Can you name four types of problems where it shines?</text:p>
      <text:p text:style-name="P4">Ans: 1) to build systems that adapt to fluctuating environments <text:span text:style-name="T4">2</text:span>) Not to reinvent the wheel: that means not to write the same code again and again. <text:span text:style-name="T4">3</text:span>) Reducing human efforts : it helps in prediction , regression etc which helps in minimizing the cost and time. <text:span text:style-name="T4">4</text:span>) Complex problem where human intervention can be costly.</text:p>
      <text:p text:style-name="Standard">3. What is a labeled training set?</text:p>
      <text:p text:style-name="P5">Ans: A labeled training set is a training set which contains labeled data. Example for a <text:s/>housing value data the price of house and total no of bedrooms are may be given .</text:p>
      <text:p text:style-name="Standard">4. What are the two most common supervised tasks?</text:p>
      <text:p text:style-name="P6">Ans: <text:span text:style-name="T3">) Classification: When we need to classify certain categories according to some characteristics. 2) </text:span><text:span text:style-name="T5">Regression</text:span><text:span text:style-name="T3">: When we need to make certain </text:span><text:span text:style-name="T6">outcomes/</text:span><text:span text:style-name="T3">predictions say about weather , housing values etc. </text:span></text:p>
      <text:p text:style-name="Standard">5. Can you name four common unsupervised tasks?</text:p>
      <text:p text:style-name="P7">Ans: <text:span text:style-name="T7">Clustering , </text:span><text:span text:style-name="T8">V</text:span><text:span text:style-name="T7">isualization ,Dimensional Reduction,Anomaly detection ,</text:span> </text:p>
      <text:p text:style-name="Standard">6. What type of Machine Learning algorithm would you use to allow a robot to</text:p>
      <text:p text:style-name="Standard">walk in various unknown terrains?</text:p>
      <text:p text:style-name="P7">Ans: Reinforcement Learning </text:p>
      <text:p text:style-name="Standard">7. What type of algorithm would you use to segment your customers into multiple</text:p>
      <text:p text:style-name="Standard">groups?</text:p>
      <text:p text:style-name="P7">Ans: If you don’t know how to define the groups, then you can use a clustering algorithm (unsupervised learning) to segment your customers into clusters of similar customers. However, if you know what groups you would like to have, then you can feed many examples of each group to a classification algorithm (supervised learning), and it will classify all your customers into these groups.</text:p>
      <text:p text:style-name="Standard"><text:span text:style-name="T9">8.</text:span> Would you frame the problem of spam detection as a supervised learning problem or an unsupervised learning problem?</text:p>
      <text:p text:style-name="P7">Ans: Spam detection is a typical supervised learning problem: the algorithm is fed</text:p>
      <text:p text:style-name="P7">many emails along with their labels (spam or not spam).</text:p>
      <text:p text:style-name="Standard">9. What is an online learning system?</text:p>
      <text:p text:style-name="P7">Ans: An online learning algorithm is where <text:span text:style-name="T10">the </text:span>model <text:span text:style-name="T10">incrementally as opposed to a batch learn</text:span>ing system. <text:span text:style-name="T10">C</text:span>apable of adapting rapidly to both changing data</text:p>
      <text:p text:style-name="Standard"><text:span text:style-name="T9">10.</text:span> What is out-of-core learning?</text:p>
      <text:p text:style-name="Standard">Out-of-core algorithms can handle vast quantities of data that cannot fit in a</text:p>
      <text:p text:style-name="Standard">computer’s main memory. An out-of-core learning algorithm chops the data into</text:p>
      <text:p text:style-name="Standard">mini-batches and uses online learning techniques to learn from these mini batches.</text:p>
      <text:p text:style-name="Standard"><text:span text:style-name="T9">11</text:span>. What type of learning algorithm relies on a similarity measure to make predictions?</text:p>
      <text:p text:style-name="P7">Ans: An instance-based learning system learns the training data by heart; then, when</text:p>
      <text:p text:style-name="P7">given a new instance, it uses a similarity measure to find the most similar learned</text:p>
      <text:p text:style-name="P7">instances and uses them to make predictions.</text:p>
      <text:p text:style-name="Standard"/>
      <text:p text:style-name="Standard"/>
      <text:p text:style-name="Standard"/>
      <text:p text:style-name="Standard"/>
      <text:p text:style-name="Standard"/>
      <text:p text:style-name="Standard"/>
      <text:p text:style-name="Standard"><text:soft-page-break/>12. What is the difference between a model parameter and a learning algorithm’s</text:p>
      <text:p text:style-name="Standard">hyperparameter?</text:p>
      <text:p text:style-name="P7">Ans: A model has one or more model parameters that determine what it will predict</text:p>
      <text:p text:style-name="P7">given a new instance . A learning algorithm tries to find optimal values for these parameters such that the model generalizes well <text:span text:style-name="T11">on</text:span> new instances. A hyperparameter is a parameter of the learning algorithm itself, not of the model .</text:p>
      <text:p text:style-name="P10">Model <text:span text:style-name="T12">→</text:span> Model parameters , learning algorithm → hyperparameter</text:p>
      <text:p text:style-name="Standard"><text:span text:style-name="T9">13</text:span>. What do model-based learning algorithms search for? What is the most common</text:p>
      <text:p text:style-name="Standard">strategy they use to succeed? How do they make predictions?</text:p>
      <text:p text:style-name="Standard">Model-based learning algorithms search for an optimal value for the model parameters such that the model will generalize well to new instances. We usually train such systems by minimizing a cost function that measures how bad the system is at making predictions on the training data, plus a penalty for model complexity if the model is regularized. To make predictions, we feed the new instance’s features into the model’s prediction function, using the parameter values found by the learning algorithm.</text:p>
      <text:p text:style-name="Standard">14. Can you name four of the main challenges in Machine Learning?</text:p>
      <text:p text:style-name="P8">Ans: 1) cost of training 2) complex datasets 3) unknown environments 4) no one stop solution.</text:p>
      <text:p text:style-name="P11">Some of the main challenges in Machine Learning are the lack of data, poor data quality, non representative data, uninformative features, excessively simple models that under-fit the training data, and excessively complex models that over-fit the data.</text:p>
      <text:p text:style-name="Standard">15. If your model performs great on the training data but generalizes poorly to new</text:p>
      <text:p text:style-name="Standard">instances, what is happening? Can you name three possible solutions?:</text:p>
      <text:p text:style-name="P8">Ans: This generally means my model is overfitting on validation set . Solutions can be : using other complex/simple model , changing the learning rate , reducing the data complexity.</text:p>
      <text:p text:style-name="Standard"><text:span text:style-name="T9">16</text:span>. What is a test set, and why would you want to use it?</text:p>
      <text:p text:style-name="P9">Ans: A test set is used to estimate the generalization error that a model will make on new instances, before the model is launched in production. <text:s/></text:p>
      <text:p text:style-name="Standard"><text:span text:style-name="T9">17.</text:span> What is the purpose of a validation set?</text:p>
      <text:p text:style-name="P8">Ans: A validation set is used to compare models. It makes it possible to select the best model and tune the hyperparameters.</text:p>
      <text:p text:style-name="Standard">18. What is the train-dev set, when do you need it, and how do you use it?</text:p>
      <text:p text:style-name="Standard">The train-dev set is used when there is a risk of mismatch between the training data and the data used in the validation and test datasets (which should always be as close as possible to the data used once the model is in production). The train-dev set is a part of the training set that’s held out (the model is not trained on it).The model is trained on the rest of the training set, and evaluated on both the train-dev set and the validation set. If the model performs well on the training set but not on the train-dev set, then the model is likely overfitting the training set. If it performs well on both the training set and the train-dev set, but not on the validation set, then there is probably a significant data mismatch between the training data and the validation + test data, and you should try to improve the training data to make it look more like the validation + test data.</text:p>
      <text:p text:style-name="Standard">19. What can go wrong if you tune hyperparameters using the test set?</text:p>
      <text:p text:style-name="Standard">If you tune hyperparameters using the test set, you risk overfitting the test set, and the generalization error you measure will be optimistic (you may launch a model that performs worse than you expec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ee82" officeooo:paragraph-rsid="0006ee82"/>
    </style:style>
    <style:style style:name="MT1" style:family="text">
      <style:text-properties style:text-underline-style="solid" style:text-underline-width="auto" style:text-underline-color="font-colo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s text:c="35"/><text:span text:style-name="MT1">CHAPTER 1 : The Machine Learning Landscap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6:13:13.195631983</meta:creation-date>
    <dc:date>2024-02-20T17:47:18.142151302</dc:date>
    <meta:editing-duration>PT50M48S</meta:editing-duration>
    <meta:editing-cycles>23</meta:editing-cycles>
    <meta:generator>LibreOffice/7.3.7.2$Linux_X86_64 LibreOffice_project/30$Build-2</meta:generator>
    <meta:document-statistic meta:table-count="0" meta:image-count="0" meta:object-count="0" meta:page-count="3" meta:paragraph-count="52" meta:word-count="1073" meta:character-count="6369" meta:non-whitespace-character-count="5306"/>
  </office:meta>
</office:document-meta>
</file>